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background-color="#ffffff" fo:padding="0.097cm" fo:border="0.002cm solid #000000">
        <style:background-image/>
      </style:table-cell-properties>
    </style:style>
    <style:style style:name="Tabela1.A2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Trebuchet MS" fo:font-size="14pt" fo:language="en" fo:country="US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fo:language="en" fo:country="US" style:font-size-asian="14pt" style:font-size-complex="14pt"/>
    </style:style>
    <style:style style:name="P3" style:family="paragraph" style:parent-style-name="Standard">
      <style:text-properties style:font-name="Trebuchet MS" fo:font-size="16pt" fo:language="en" fo:country="US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16pt" fo:language="en" fo:country="US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fo:language="en" fo:country="US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Trebuchet MS" fo:font-size="12pt" fo:language="en" fo:country="US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36pt" fo:language="en" fo:country="US" style:font-size-asian="36pt" style:font-size-complex="36pt"/>
    </style:style>
    <style:style style:name="P8" style:family="paragraph" style:parent-style-name="Standard">
      <style:text-properties style:font-name="Arial" fo:font-size="14pt" style:font-name-asian="Andale Sans UI" style:font-size-asian="14pt" style:font-name-complex="Tahoma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font-weight="normal" style:font-name-asian="Andale Sans UI" style:font-size-asian="14pt" style:font-weight-asian="normal" style:font-name-complex="Tahoma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ff" style:font-name="Consolas" fo:font-size="14pt" fo:font-weight="normal" style:font-name-asian="Consolas" style:font-size-asian="14pt" style:font-weight-asian="normal" style:font-name-complex="Consolas" style:font-size-complex="14pt" style:font-weight-complex="normal"/>
    </style:style>
    <style:style style:name="P11" style:family="paragraph" style:parent-style-name="Table_20_Contents">
      <style:text-properties style:font-name="Arial" fo:font-size="16.1000003814697pt" style:font-name-asian="Andale Sans UI" style:font-size-asian="16.1000003814697pt" style:font-name-complex="Tahoma" style:font-size-complex="16.1000003814697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6.1000003814697pt" fo:font-weight="bold" style:font-name-asian="Andale Sans UI" style:font-size-asian="16.1000003814697pt" style:font-weight-asian="bold" style:font-name-complex="Tahoma" style:font-size-complex="16.1000003814697pt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0000ff" style:font-name="Consolas" style:font-name-asian="Consolas" style:font-name-complex="Consolas"/>
    </style:style>
    <style:style style:name="T4" style:family="text">
      <style:text-properties fo:color="#a31515" style:font-name="Consolas" style:font-name-asian="Consolas" style:font-name-complex="Consolas"/>
    </style:style>
    <style:style style:name="T5" style:family="text">
      <style:text-properties fo:color="#ff0000" style:font-name="Consolas" style:font-name-asian="Consolas" style:font-name-complex="Consolas"/>
    </style:style>
    <style:style style:name="T6" style:family="text">
      <style:text-properties style:use-window-font-color="true" style:font-name="Consolas" style:font-name-asian="Consolas" style:font-name-complex="Consola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QLog</text:p>
      <text:p text:style-name="P4">Quick logging for Windows Azure .NET applications</text:p>
      <text:p text:style-name="P6"/>
      <text:p text:style-name="P2">Version: 1.4.1.0</text:p>
      <text:p text:style-name="P2"/>
      <text:p text:style-name="P5">Configur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Author: </text:span><text:span text:style-name="T2">Adam Sobaniec (sobanieca@gmail.com)</text:span></text:p>
      <text:p text:style-name="P1"/>
      <text:p text:style-name="P1"/>
      <text:p text:style-name="P1"/>
      <table:table table:name="Tabela1" table:style-name="Tabela1">
        <table:table-column table:style-name="Tabela1.A"/>
        <text:soft-page-break/>
        <table:table-row>
          <table:table-cell table:style-name="Tabela1.A1" office:value-type="string">
            <text:p text:style-name="P12">Connection string:</text:p>
            <text:p text:style-name="P11"/>
            <text:p text:style-name="P8"><text:span text:style-name="T3">&lt;</text:span><text:span text:style-name="T4">add</text:span><text:span text:style-name="T3"> </text:span><text:span text:style-name="T5">name</text:span><text:span text:style-name="T3">=</text:span><text:span text:style-name="T6">"</text:span><text:span text:style-name="T3">QLogDataSource</text:span><text:span text:style-name="T6">"</text:span><text:span text:style-name="T3"> </text:span></text:p>
            <text:p text:style-name="P8"><text:span text:style-name="T3"><text:s text:c="3"/></text:span><text:span text:style-name="T5">connectionString</text:span><text:span text:style-name="T3">=</text:span><text:span text:style-name="T6">"{-</text:span><text:span text:style-name="T3">Connection string for logs database-}</text:span><text:span text:style-name="T6">"</text:span></text:p>
            <text:p text:style-name="P8"><text:span text:style-name="T6"><text:s text:c="4"/></text:span><text:span text:style-name="T3">/&gt;</text:span></text:p>
          </table:table-cell>
        </table:table-row>
        <table:table-row>
          <table:table-cell table:style-name="Tabela1.A2" office:value-type="string">
            <text:p text:style-name="P12">QLog area:</text:p>
            <text:p text:style-name="P12"/>
            <text:p text:style-name="P9"><text:span text:style-name="T3">&lt;</text:span><text:span text:style-name="T4">add</text:span><text:span text:style-name="T3"> </text:span><text:span text:style-name="T5">key</text:span><text:span text:style-name="T3">=</text:span><text:span text:style-name="T6">"</text:span><text:span text:style-name="T3">QLogArea</text:span><text:span text:style-name="T6">"</text:span><text:span text:style-name="T3"> </text:span></text:p>
            <text:p text:style-name="P9"><text:span text:style-name="T3"><text:s text:c="5"/></text:span><text:span text:style-name="T5">value</text:span><text:span text:style-name="T3">=</text:span><text:span text:style-name="T6">"</text:span><text:span text:style-name="T3">*None*|All|QTrace|QDebug|QInfo|QWarn|QError|QCritical|Accept:{-areas names separated with comma-}|Ignore:{-areas names separated with comma-}</text:span><text:span text:style-name="T6">" </text:span><text:span text:style-name="T3">/&gt;</text:span></text:p>
          </table:table-cell>
        </table:table-row>
        <table:table-row>
          <table:table-cell table:style-name="Tabela1.A2" office:value-type="string">
            <text:p text:style-name="P12">QLog async:</text:p>
            <text:p text:style-name="P12"/>
            <text:p text:style-name="P9"><text:span text:style-name="T3">&lt;</text:span><text:span text:style-name="T4">add</text:span><text:span text:style-name="T3"> </text:span><text:span text:style-name="T5">key</text:span><text:span text:style-name="T3">=</text:span><text:span text:style-name="T6">"</text:span><text:span text:style-name="T3">QLogAsync</text:span><text:span text:style-name="T6">"</text:span><text:span text:style-name="T3"> </text:span></text:p>
            <text:p text:style-name="P9"><text:span text:style-name="T3"><text:s text:c="5"/></text:span><text:span text:style-name="T5">value</text:span><text:span text:style-name="T3">=</text:span><text:span text:style-name="T6">"</text:span><text:span text:style-name="T3">True|*False*|Accept:{-areas names separated with comma-}|Ignore:{-areas names separated with comma-}</text:span><text:span text:style-name="T6">" </text:span><text:span text:style-name="T3">/&gt;</text:span></text:p>
          </table:table-cell>
        </table:table-row>
        <table:table-row>
          <table:table-cell table:style-name="Tabela1.A2" office:value-type="string">
            <text:p text:style-name="P12">QLog silent mode:</text:p>
            <text:p text:style-name="P10"/>
            <text:p text:style-name="P9"><text:span text:style-name="T3">&lt;</text:span><text:span text:style-name="T4">add</text:span><text:span text:style-name="T3"> </text:span><text:span text:style-name="T5">key</text:span><text:span text:style-name="T3">=</text:span><text:span text:style-name="T6">"</text:span><text:span text:style-name="T3">QLogSilentMode</text:span><text:span text:style-name="T6">"</text:span><text:span text:style-name="T3"> </text:span></text:p>
            <text:p text:style-name="P9"><text:span text:style-name="T3"><text:s text:c="5"/></text:span><text:span text:style-name="T5">value</text:span><text:span text:style-name="T3">=</text:span><text:span text:style-name="T6">"</text:span><text:span text:style-name="T3">*True*|False</text:span><text:span text:style-name="T6">" </text:span><text:span text:style-name="T3">/&gt;</text:span></text:p>
          </table:table-cell>
        </table:table-row>
        <table:table-row>
          <table:table-cell table:style-name="Tabela1.A2" office:value-type="string">
            <text:p text:style-name="P12">QLog stacktrace:</text:p>
            <text:p text:style-name="P12"/>
            <text:p text:style-name="P9"><text:span text:style-name="T3">&lt;</text:span><text:span text:style-name="T4">add</text:span><text:span text:style-name="T3"> </text:span><text:span text:style-name="T5">key</text:span><text:span text:style-name="T3">=</text:span><text:span text:style-name="T6">"</text:span><text:span text:style-name="T3">QLogStacktrace</text:span><text:span text:style-name="T6">"</text:span><text:span text:style-name="T3"> </text:span></text:p>
            <text:p text:style-name="P9"><text:span text:style-name="T3"><text:s text:c="5"/></text:span><text:span text:style-name="T5">value</text:span><text:span text:style-name="T3">=</text:span><text:span text:style-name="T6">"</text:span><text:span text:style-name="T3">*True*|False</text:span><text:span text:style-name="T6">" </text:span><text:span text:style-name="T3">/&gt;</text:span></text:p>
          </table:table-cell>
        </table:table-row>
        <table:table-row>
          <table:table-cell table:style-name="Tabela1.A2" office:value-type="string">
            <text:p text:style-name="P12">QLog postfix:</text:p>
            <text:p text:style-name="P12"/>
            <text:p text:style-name="P9"><text:span text:style-name="T3">&lt;</text:span><text:span text:style-name="T4">add</text:span><text:span text:style-name="T3"> </text:span><text:span text:style-name="T5">key</text:span><text:span text:style-name="T3">=</text:span><text:span text:style-name="T6">"</text:span><text:span text:style-name="T3">QLogPostfix</text:span><text:span text:style-name="T6">"</text:span><text:span text:style-name="T3"> </text:span></text:p>
            <text:p text:style-name="P9"><text:span text:style-name="T3"><text:s text:c="5"/></text:span><text:span text:style-name="T5">value</text:span><text:span text:style-name="T3">=</text:span><text:span text:style-name="T6">"</text:span><text:span text:style-name="T3">{-Postfix that will be added to table name-}</text:span><text:span text:style-name="T6">" </text:span><text:span text:style-name="T3">/&gt;</text:span></text:p>
          </table:table-cell>
        </table:table-row>
        <table:table-row>
          <table:table-cell table:style-name="Tabela1.A2" office:value-type="string">
            <text:p text:style-name="P12">QLog buffer max count (capacity):</text:p>
            <text:p text:style-name="P12"/>
            <text:p text:style-name="P9"><text:span text:style-name="T3">&lt;</text:span><text:span text:style-name="T4">add</text:span><text:span text:style-name="T3"> </text:span><text:span text:style-name="T5">key</text:span><text:span text:style-name="T3">=</text:span><text:span text:style-name="T6">"</text:span><text:span text:style-name="T3">QLogBufferMaxCount</text:span><text:span text:style-name="T6">"</text:span><text:span text:style-name="T3"> </text:span></text:p>
            <text:p text:style-name="P9"><text:span text:style-name="T3"><text:s text:c="5"/></text:span><text:span text:style-name="T5">value</text:span><text:span text:style-name="T3">=</text:span><text:span text:style-name="T6">"</text:span><text:span text:style-name="T3">*100*|{-Any Int32 valid value-}</text:span><text:span text:style-name="T6">" </text:span><text:span text:style-name="T3">/&gt;</text:span></text:p>
          </table:table-cell>
        </table:table-row>
      </table:table>
      <text:p text:style-name="Text_20_body">All values surrounded by "*" are the default values that are being used by QLog if no specific setting was found in the application configur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8M14S</meta:editing-duration>
    <meta:editing-cycles>30</meta:editing-cycles>
    <meta:generator>OpenOffice.org/3.3$Win32 OpenOffice.org_project/330m20$Build-9567</meta:generator>
    <dc:date>2012-12-15T20:16:03.53</dc:date>
    <dc:creator>Adam Sobaniec</dc:creator>
    <meta:document-statistic meta:table-count="1" meta:image-count="0" meta:object-count="0" meta:page-count="2" meta:paragraph-count="28" meta:word-count="116" meta:character-count="1065"/>
    <meta:user-defined meta:name="Info 1"/>
    <meta:user-defined meta:name="Info 2"/>
    <meta:user-defined meta:name="Info 3"/>
    <meta:user-defined meta:name="Info 4"/>
  </office:meta>
</office:document-meta>
</file>